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1.27cm" style:auto-text-indent="false"/>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3"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4" style:family="text">
      <style:text-properties fo:color="#000000" loext:opacity="100%" style:font-name="Courier" fo:font-size="12pt" style:text-underline-style="solid" style:text-underline-type="double" style:text-underline-width="auto" style:text-underline-color="font-color"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2">/*<text:tab/><text:tab/><text:tab/><text:tab/><text:tab/><text:tab/><text:tab/><text:tab/><text:tab/><text:tab/><text:tab/><text:tab/><text:tab/><text:tab/><text:tab/><text:tab/><text:tab/><text:tab/>*/</text:p>
      <text:p text:style-name="P2">/*<text:tab/>Autor : Antonio Mesa <text:s/><text:tab/><text:tab/><text:tab/><text:tab/><text:tab/><text:tab/><text:tab/><text:tab/><text:tab/><text:tab/><text:tab/><text:tab/>*/</text:p>
      <text:p text:style-name="P2">/*<text:tab/><text:tab/><text:tab/><text:tab/><text:tab/><text:tab/><text:tab/><text:tab/><text:tab/><text:tab/><text:tab/><text:tab/><text:tab/><text:tab/><text:tab/><text:tab/><text:tab/><text:tab/>*/</text:p>
      <text:p text:style-name="P2">/*<text:tab/>Prefijo mnemotécnico del módulo : PI <text:s text:c="3"/><text:tab/><text:tab/><text:tab/><text:tab/><text:tab/><text:tab/><text:tab/>*/</text:p>
      <text:p text:style-name="P2">/*<text:tab/>Modelo de compilación :<text:tab/>WINDOWS<text:tab/><text:tab/><text:tab/><text:tab/><text:tab/><text:tab/><text:tab/><text:tab/><text:tab/><text:tab/>*/</text:p>
      <text:p text:style-name="P2">/* <text:tab/>Ultima versión : v 1.0<text:tab/><text:tab/><text:tab/><text:tab/><text:tab/><text:tab/><text:tab/><text:tab/><text:tab/><text:tab/>*/</text:p>
      <text:p text:style-name="P2">/*<text:tab/>Descripción : Calcula el vap más próximo a un<text:tab/><text:tab/>*/ /*<text:tab/><text:tab/>desplazamiento dado y su correspondiente vep por<text:tab/>*/ /*<text:tab/><text:tab/>el método de la potencia inversa.<text:tab/><text:tab/><text:tab/><text:tab/><text:tab/><text:tab/><text:tab/><text:tab/><text:tab/><text:tab/><text:tab/><text:tab/>*/</text:p>
      <text:p text:style-name="P2">/*<text:tab/><text:tab/><text:tab/><text:tab/><text:tab/><text:tab/><text:tab/><text:tab/><text:tab/><text:tab/><text:tab/><text:tab/><text:tab/><text:tab/><text:tab/><text:tab/><text:tab/><text:tab/>*/</text:p>
      <text:p text:style-name="P2">/************************************************************/</text:p>
      <text:p text:style-name="P3"><text:span text:style-name="T1"/></text:p>
      <text:p text:style-name="P2">#ifndef POTINV</text:p>
      <text:p text:style-name="P2">#define POTINV</text:p>
      <text:p text:style-name="P3"><text:span text:style-name="T1"/></text:p>
      <text:p text:style-name="P2">int PIpotinv(vector, escalar *, matriz, matriz, escalar, escalar, unsigned int);</text:p>
      <text:p text:style-name="P3"><text:span text:style-name="T1">/*Pre : El vector </text:span><text:span text:style-name="T2">X</text:span><text:span text:style-name="T1"> deberá poseer en un inicio el valor de prueba con el que se comenzará a iterar.</text:span></text:p>
      <text:p text:style-name="P4">Las matrices deberán ser cuadradas y tener la misma dimensión con lo que también deberá coincidir la dimensión del vector.</text:p>
      <text:p text:style-name="P2">Parámetros:</text:p>
      <text:p text:style-name="P3"><text:span text:style-name="T1">%1: Autovector </text:span><text:span text:style-name="T2">X</text:span><text:span text:style-name="T1">.</text:span></text:p>
      <text:p text:style-name="P3"><text:span text:style-name="T1">%2: Aulovalor </text:span><text:span text:style-name="T3">l</text:span><text:span text:style-name="T1">.</text:span></text:p>
      <text:p text:style-name="P3"><text:span text:style-name="T1">%3: Matriz </text:span><text:span text:style-name="T4">A</text:span><text:span text:style-name="T1">.</text:span></text:p>
      <text:p text:style-name="P3"><text:span text:style-name="T1">%4: Matriz </text:span><text:span text:style-name="T4">B</text:span><text:span text:style-name="T1">.</text:span></text:p>
      <text:p text:style-name="P3"><text:span text:style-name="T1">%5: Valor eps*║</text:span><text:span text:style-name="T4">A</text:span><text:span text:style-name="T1">║.</text:span></text:p>
      <text:p text:style-name="P3"><text:span text:style-name="T1">%6: Valor eps*║</text:span><text:span text:style-name="T4">B</text:span><text:span text:style-name="T1">║.</text:span></text:p>
      <text:p text:style-name="P2">%7: Dimensión del problema.</text:p>
      <text:p text:style-name="P2">*/</text:p>
      <text:p text:style-name="P2">/*Post : La función devuelve un código de error si se ha excedido en número de iteraciones para encontrar el vap deseado. Si no se ha producido error, devuelve un código de no error.</text:p>
      <text:p text:style-name="P5"><text:span text:style-name="T1">Sobre los parámetros de autovector </text:span><text:span text:style-name="T2">X</text:span><text:span text:style-name="T1"> y de autovalor </text:span><text:span text:style-name="T3">l</text:span><text:span text:style-name="T1"> se coloca el resultado del algoritmo.</text:span></text:p>
      <text:p text:style-name="P2">*/</text:p>
      <text:p text:style-name="P3"><text:span text:style-name="T1"/></text:p>
      <text:p text:style-name="P2"><text:soft-page-break/>#endi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meta:document-statistic meta:table-count="0" meta:image-count="0" meta:object-count="0" meta:page-count="2" meta:paragraph-count="28" meta:word-count="195" meta:character-count="1270" meta:non-whitespace-character-count="996"/>
  </office:meta>
</office:document-meta>
</file>